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Table_20_Contents">
      <style:text-properties officeooo:rsid="00762752" officeooo:paragraph-rsid="00762752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cdae0a" style:font-style-asian="italic" style:font-style-complex="italic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4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17" style:family="paragraph" style:parent-style-name="Standard">
      <style:text-properties style:font-name="Times New Roman" officeooo:rsid="00267fa4" officeooo:paragraph-rsid="00777dfb"/>
    </style:style>
    <style:style style:name="P18" style:family="paragraph" style:parent-style-name="Standard">
      <style:text-properties style:font-name="Times New Roman" officeooo:rsid="00267fa4" officeooo:paragraph-rsid="00267fa4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20" style:family="paragraph" style:parent-style-name="Standard">
      <style:text-properties style:font-name="Times New Roman" officeooo:rsid="00267fa4" officeooo:paragraph-rsid="0072cfb5"/>
    </style:style>
    <style:style style:name="P21" style:family="paragraph" style:parent-style-name="Standard">
      <style:text-properties style:font-name="Times New Roman" officeooo:rsid="00267fa4" officeooo:paragraph-rsid="00c9522f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caaf94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d1f515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caaf94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cbbaa5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11d32" officeooo:paragraph-rsid="00cdae0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11d32" officeooo:paragraph-rsid="00d0336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cdae0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cdae0a" officeooo:paragraph-rsid="00cdae0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d03360" officeooo:paragraph-rsid="00d0336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fo:font-style="normal" style:text-underline-style="none" fo:font-weight="normal" officeooo:rsid="00bfdf99" officeooo:paragraph-rsid="00cdae0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italic" style:text-underline-style="none" fo:font-weight="normal" officeooo:rsid="00d03360" officeooo:paragraph-rsid="00d03360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Times New Roman" officeooo:rsid="00320ed7" officeooo:paragraph-rsid="007a6ebc"/>
    </style:style>
    <style:style style:name="P41" style:family="paragraph" style:parent-style-name="Standard">
      <style:text-properties style:font-name="Times New Roman" officeooo:rsid="00583d83" officeooo:paragraph-rsid="00583d83"/>
    </style:style>
    <style:style style:name="P42" style:family="paragraph" style:parent-style-name="Standard">
      <style:text-properties style:font-name="Times New Roman" officeooo:rsid="001e14a6" officeooo:paragraph-rsid="001e14a6"/>
    </style:style>
    <style:style style:name="P43" style:family="paragraph" style:parent-style-name="Standard">
      <style:text-properties style:font-name="Times New Roman" officeooo:rsid="001e14a6" officeooo:paragraph-rsid="0051bbf0"/>
    </style:style>
    <style:style style:name="P44" style:family="paragraph" style:parent-style-name="Standard">
      <style:text-properties style:font-name="Times New Roman" officeooo:rsid="001e14a6" officeooo:paragraph-rsid="00b11d32"/>
    </style:style>
    <style:style style:name="P45" style:family="paragraph" style:parent-style-name="Standard">
      <style:text-properties style:font-name="Times New Roman" officeooo:rsid="0051bbf0" officeooo:paragraph-rsid="00b11d32"/>
    </style:style>
    <style:style style:name="P46" style:family="paragraph" style:parent-style-name="Standard">
      <style:text-properties style:font-name="Times New Roman" officeooo:rsid="0051bbf0" officeooo:paragraph-rsid="00974850"/>
    </style:style>
    <style:style style:name="P47" style:family="paragraph" style:parent-style-name="Table_20_Contents">
      <style:text-properties style:font-name="Times New Roman" officeooo:paragraph-rsid="00b11d32"/>
    </style:style>
    <style:style style:name="P48" style:family="paragraph" style:parent-style-name="Table_20_Contents">
      <style:text-properties style:font-name="Times New Roman" officeooo:rsid="0075ab86" officeooo:paragraph-rsid="00b11d32"/>
    </style:style>
    <style:style style:name="P49" style:family="paragraph" style:parent-style-name="Table_20_Contents">
      <style:text-properties style:font-name="Times New Roman" officeooo:rsid="00851496" officeooo:paragraph-rsid="00b11d32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c788e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cdae0a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d03360" officeooo:paragraph-rsid="00d03360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d03360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d1f515"/>
    </style:style>
    <style:style style:name="P56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57" style:family="paragraph" style:parent-style-name="Standard">
      <style:text-properties officeooo:rsid="00267fa4" officeooo:paragraph-rsid="00c9522f"/>
    </style:style>
    <style:style style:name="P58" style:family="paragraph" style:parent-style-name="Standard">
      <style:text-properties officeooo:rsid="00267fa4" officeooo:paragraph-rsid="00caaf94"/>
    </style:style>
    <style:style style:name="P59" style:family="paragraph" style:parent-style-name="Standard">
      <style:text-properties fo:font-style="italic" officeooo:rsid="00320ed7" officeooo:paragraph-rsid="00cdae0a" style:font-style-asian="italic" style:font-style-complex="italic"/>
    </style:style>
    <style:style style:name="P60" style:family="paragraph" style:parent-style-name="Standard">
      <style:text-properties officeooo:rsid="00320ed7" officeooo:paragraph-rsid="00cdae0a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cdae0a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rsid="003b60de" officeooo:paragraph-rsid="00cdae0a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officeooo:rsid="003f4702" officeooo:paragraph-rsid="00cdae0a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80a9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b06594" officeooo:paragraph-rsid="00cdae0a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text-properties style:font-name="Times New Roman" fo:font-size="12pt" officeooo:paragraph-rsid="00bf3d47" style:font-size-asian="12pt" style:font-size-complex="12pt"/>
    </style:style>
    <style:style style:name="P67" style:family="paragraph" style:parent-style-name="Standard" style:list-style-name="L1">
      <style:text-properties style:font-name="Times New Roman" officeooo:rsid="00590ab2" officeooo:paragraph-rsid="00590ab2"/>
    </style:style>
    <style:style style:name="P68" style:family="paragraph" style:parent-style-name="Standard" style:list-style-name="L1">
      <style:text-properties style:font-name="Times New Roman" officeooo:rsid="005af17e" officeooo:paragraph-rsid="005af17e"/>
    </style:style>
    <style:style style:name="P69" style:family="paragraph" style:parent-style-name="Standard" style:list-style-name="L2">
      <style:text-properties style:font-name="Times New Roman" officeooo:rsid="00bc788e" officeooo:paragraph-rsid="00bc788e"/>
    </style:style>
    <style:style style:name="P70" style:family="paragraph" style:parent-style-name="Standard" style:list-style-name="L2">
      <style:text-properties style:font-name="Times New Roman" officeooo:rsid="00bc788e" officeooo:paragraph-rsid="00d59e48"/>
    </style:style>
    <style:style style:name="P7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bf3d47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8431bb" style:font-weight-asian="bold" style:font-weight-complex="bold"/>
    </style:style>
    <style:style style:name="T4" style:family="text">
      <style:text-properties fo:font-weight="bold" officeooo:rsid="00ac067e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fo:font-weight="normal" officeooo:rsid="00ac067e" style:font-weight-asian="normal" style:font-weight-complex="normal"/>
    </style:style>
    <style:style style:name="T8" style:family="text">
      <style:text-properties fo:font-weight="normal" officeooo:rsid="00c742f7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fo:font-weight="normal" officeooo:rsid="00abb964" style:font-weight-asian="normal" style:font-weight-complex="normal"/>
    </style:style>
    <style:style style:name="T11" style:family="text">
      <style:text-properties fo:font-weight="normal" officeooo:rsid="00bfdf99" style:font-weight-asian="normal" style:font-weight-complex="normal"/>
    </style:style>
    <style:style style:name="T12" style:family="text">
      <style:text-properties fo:font-weight="normal" officeooo:rsid="00ac170d" style:font-weight-asian="normal" style:font-weight-complex="normal"/>
    </style:style>
    <style:style style:name="T13" style:family="text">
      <style:text-properties officeooo:rsid="00c742f7"/>
    </style:style>
    <style:style style:name="T14" style:family="text">
      <style:text-properties officeooo:rsid="00b80a9b"/>
    </style:style>
    <style:style style:name="T15" style:family="text">
      <style:text-properties officeooo:rsid="00ac067e"/>
    </style:style>
    <style:style style:name="T16" style:family="text">
      <style:text-properties officeooo:rsid="0022ae94"/>
    </style:style>
    <style:style style:name="T17" style:family="text">
      <style:text-properties officeooo:rsid="00240acc"/>
    </style:style>
    <style:style style:name="T18" style:family="text">
      <style:text-properties officeooo:rsid="002824da"/>
    </style:style>
    <style:style style:name="T19" style:family="text">
      <style:text-properties officeooo:rsid="002a5f3e"/>
    </style:style>
    <style:style style:name="T20" style:family="text">
      <style:text-properties officeooo:rsid="002bc085"/>
    </style:style>
    <style:style style:name="T21" style:family="text">
      <style:text-properties officeooo:rsid="002d28a1"/>
    </style:style>
    <style:style style:name="T22" style:family="text">
      <style:text-properties officeooo:rsid="0031aa3b"/>
    </style:style>
    <style:style style:name="T23" style:family="text">
      <style:text-properties officeooo:rsid="0051bbf0"/>
    </style:style>
    <style:style style:name="T24" style:family="text">
      <style:text-properties officeooo:rsid="0051eaef"/>
    </style:style>
    <style:style style:name="T25" style:family="text">
      <style:text-properties officeooo:rsid="005e62ff"/>
    </style:style>
    <style:style style:name="T26" style:family="text">
      <style:text-properties officeooo:rsid="008431bb"/>
    </style:style>
    <style:style style:name="T27" style:family="text">
      <style:text-properties officeooo:rsid="0093d44b"/>
    </style:style>
    <style:style style:name="T28" style:family="text">
      <style:text-properties officeooo:rsid="0075ab86"/>
    </style:style>
    <style:style style:name="T2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a2866" style:font-style-asian="normal" style:font-weight-asian="normal" style:font-style-complex="normal" style:font-weight-complex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80a9b" style:font-style-asian="normal" style:font-weight-asian="normal" style:font-style-complex="normal" style:font-weight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font-weight-complex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d59e48" style:font-style-asian="normal" style:font-weight-asian="normal" style:font-style-complex="normal" style:font-weight-complex="normal" style:text-emphasize="none"/>
    </style:style>
    <style:style style:name="T40" style:family="text">
      <style:text-properties officeooo:rsid="00953e3b"/>
    </style:style>
    <style:style style:name="T41" style:family="text">
      <style:text-properties officeooo:rsid="00a34702"/>
    </style:style>
    <style:style style:name="T42" style:family="text">
      <style:text-properties officeooo:rsid="00a8a730"/>
    </style:style>
    <style:style style:name="T43" style:family="text">
      <style:text-properties officeooo:rsid="007a2866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47" style:family="text">
      <style:text-properties officeooo:rsid="007bd9fc"/>
    </style:style>
    <style:style style:name="T48" style:family="text">
      <style:text-properties officeooo:rsid="007be473"/>
    </style:style>
    <style:style style:name="T49" style:family="text">
      <style:text-properties officeooo:rsid="007d8aa7"/>
    </style:style>
    <style:style style:name="T50" style:family="text">
      <style:text-properties officeooo:rsid="003b60de"/>
    </style:style>
    <style:style style:name="T51" style:family="text">
      <style:text-properties officeooo:rsid="003f4702"/>
    </style:style>
    <style:style style:name="T52" style:family="text">
      <style:text-properties officeooo:rsid="00b0f11e"/>
    </style:style>
    <style:style style:name="T53" style:family="text">
      <style:text-properties officeooo:rsid="00851496"/>
    </style:style>
    <style:style style:name="T54" style:family="text">
      <style:text-properties officeooo:rsid="00b7bf72"/>
    </style:style>
    <style:style style:name="T55" style:family="text">
      <style:text-properties officeooo:rsid="00ba23c7"/>
    </style:style>
    <style:style style:name="T5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7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58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59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60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caaf94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9e8193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cdae0a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normal" officeooo:rsid="00d03360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a34702" style:font-size-asian="12pt" style:font-weight-asian="normal" style:font-size-complex="12pt" style:font-weight-complex="normal"/>
    </style:style>
    <style:style style:name="T76" style:family="text">
      <style:text-properties fo:font-size="12pt" style:text-underline-style="none" fo:font-weight="normal" officeooo:rsid="00a8a730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d742fc" style:font-size-asian="12pt" style:font-weight-asian="normal" style:font-size-complex="12pt" style:font-weight-complex="normal"/>
    </style:style>
    <style:style style:name="T78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0b11d32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bc788e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0d0336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font-style="italic" style:text-underline-style="none" fo:font-weight="normal" officeooo:rsid="00adc14b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fo:font-size="12pt" fo:font-style="italic" style:text-underline-style="none" fo:font-weight="normal" officeooo:rsid="00b80a9b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font-size="12pt" fo:font-style="italic" style:text-underline-style="none" fo:font-weight="normal" officeooo:rsid="00d03360" style:font-size-asian="12pt" style:font-style-asian="italic" style:font-weight-asian="normal" style:font-size-complex="12pt" style:font-style-complex="italic" style:font-weight-complex="normal"/>
    </style:style>
    <style:style style:name="T88" style:family="text">
      <style:text-properties officeooo:rsid="00bc788e"/>
    </style:style>
    <style:style style:name="T89" style:family="text">
      <style:text-properties officeooo:rsid="00c9522f"/>
    </style:style>
    <style:style style:name="T90" style:family="text">
      <style:text-properties officeooo:rsid="002ed7ff"/>
    </style:style>
    <style:style style:name="T91" style:family="text">
      <style:text-properties officeooo:rsid="002c23bb"/>
    </style:style>
    <style:style style:name="T92" style:family="text">
      <style:text-properties officeooo:rsid="00db8bbf"/>
    </style:style>
    <style:style style:name="T93" style:family="text">
      <style:text-properties officeooo:rsid="00dcb409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0db8bbf" style:font-style-asian="italic" style:font-style-complex="italic"/>
    </style:style>
    <style:style style:name="T96" style:family="text">
      <style:text-properties fo:font-style="italic" officeooo:rsid="003f4702" style:font-style-asian="italic" style:font-style-complex="italic"/>
    </style:style>
    <style:style style:name="T97" style:family="text">
      <style:text-properties officeooo:rsid="00ab13b8"/>
    </style:style>
    <style:style style:name="T98" style:family="text">
      <style:text-properties officeooo:rsid="00c2a61a"/>
    </style:style>
    <style:style style:name="T99" style:family="text">
      <style:text-properties officeooo:rsid="00afa90a"/>
    </style:style>
    <style:style style:name="T100" style:family="text">
      <style:text-properties officeooo:rsid="00c436e2"/>
    </style:style>
    <style:style style:name="T101" style:family="text">
      <style:text-properties officeooo:rsid="00b10175"/>
    </style:style>
    <style:style style:name="T102" style:family="text">
      <style:text-properties officeooo:rsid="00abb964"/>
    </style:style>
    <style:style style:name="T103" style:family="text">
      <style:text-properties officeooo:rsid="00bfdf99"/>
    </style:style>
    <style:style style:name="T104" style:family="text">
      <style:text-properties officeooo:rsid="00ac170d"/>
    </style:style>
    <style:style style:name="T105" style:family="text">
      <style:text-properties officeooo:rsid="00ad94b6"/>
    </style:style>
    <style:style style:name="T106" style:family="text">
      <style:text-properties officeooo:rsid="00af372f"/>
    </style:style>
    <style:style style:name="T107" style:family="text">
      <style:text-properties officeooo:rsid="00b30f18"/>
    </style:style>
    <style:style style:name="T108" style:family="text">
      <style:text-properties officeooo:rsid="00b6eb21"/>
    </style:style>
    <style:style style:name="T109" style:family="text">
      <style:text-properties officeooo:rsid="00caaf94"/>
    </style:style>
    <style:style style:name="T110" style:family="text">
      <style:text-properties style:font-name="Times New Roman" officeooo:rsid="00ac067e"/>
    </style:style>
    <style:style style:name="T111" style:family="text">
      <style:text-properties style:font-name="Times New Roman" officeooo:rsid="00ae158f"/>
    </style:style>
    <style:style style:name="T112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113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114" style:family="text">
      <style:text-properties style:font-name="Times New Roman" officeooo:rsid="00cf5e6b"/>
    </style:style>
    <style:style style:name="T115" style:family="text">
      <style:text-properties officeooo:rsid="00cdae0a"/>
    </style:style>
    <style:style style:name="T116" style:family="text">
      <style:text-properties officeooo:rsid="00ba174b"/>
    </style:style>
    <style:style style:name="T117" style:family="text">
      <style:text-properties officeooo:rsid="003eda82"/>
    </style:style>
    <style:style style:name="T118" style:family="text">
      <style:text-properties officeooo:rsid="00d03360"/>
    </style:style>
    <style:style style:name="T119" style:family="text">
      <style:text-properties officeooo:rsid="00b06594"/>
    </style:style>
    <style:style style:name="T120" style:family="text">
      <style:text-properties officeooo:rsid="00b11d32"/>
    </style:style>
    <style:style style:name="T121" style:family="text">
      <style:text-properties officeooo:rsid="00d59e48"/>
    </style:style>
    <style:style style:name="T122" style:family="text">
      <style:text-properties officeooo:rsid="00d8162c"/>
    </style:style>
    <style:style style:name="T123" style:family="text">
      <style:text-properties officeooo:rsid="00d918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<text:span text:style-name="T89">en </text:span>Jurídic<text:span text:style-name="T13">a</text:span></text:p>
          </table:table-cell>
        </table:table-row>
        <table:table-row>
          <table:table-cell table:style-name="Table1.A1" office:value-type="string">
            <text:p text:style-name="P5">Program <text:span text:style-name="T22">and </text:span><text:span text:style-name="T16">Track</text:span>:</text:p>
          </table:table-cell>
          <table:table-cell table:style-name="Table1.A1" office:value-type="string">
            <text:p text:style-name="P4"><text:span text:style-name="T17">I</text:span><text:span text:style-name="T5">nterpretación y Traduccíon: </text:span><text:span text:style-name="T3">7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26">T</text:span>073<text:span text:style-name="T15">2</text:span></text:p>
          </table:table-cell>
        </table:table-row>
        <table:table-row>
          <table:table-cell table:style-name="Table1.A1" office:value-type="string">
            <text:p text:style-name="P10">Cohort <text:span text:style-name="T27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13">Description</text:p>
      <text:p text:style-name="P58"><text:span text:style-name="T97">T</text:span>his course <text:span text:style-name="T97">uses </text:span><text:span text:style-name="T98">a constructivist approach </text:span><text:span text:style-name="T99">for</text:span><text:span text:style-name="T98"> advanced English </text:span><text:span text:style-name="T100">language </text:span><text:span text:style-name="T98">learning </text:span><text:span text:style-name="T101">with an emphasis on terminology.</text:span><text:span text:style-name="T98"> </text:span><text:span text:style-name="T10">The </text:span><text:span text:style-name="T9">specialized </text:span><text:span text:style-name="T11">jargon, </text:span><text:span text:style-name="T9">terminolog</text:span><text:span text:style-name="T11">y</text:span><text:span text:style-name="T9"> </text:span><text:span text:style-name="T11">and </text:span><text:span text:style-name="T9">acronyms </text:span><text:span text:style-name="T12">that are </text:span><text:span text:style-name="T9">used </text:span>in <text:span text:style-name="T89">law</text:span><text:span text:style-name="T25"> </text:span><text:span text:style-name="T102">will be </text:span><text:span text:style-name="T103">examined and </text:span><text:span text:style-name="T102">framed through </text:span><text:span text:style-name="T109">the </text:span><text:span text:style-name="T102">context </text:span><text:span text:style-name="T109">of </text:span><text:span text:style-name="T110">legal systems, legal research, </text:span><text:span text:style-name="T111">and </text:span><text:span text:style-name="T114">selected legal documents</text:span><text:span text:style-name="T111">. </text:span><text:span text:style-name="T97">Foundational concepts </text:span><text:span text:style-name="T109">for legal systems </text:span><text:span text:style-name="T97">will be reviewed along with </text:span><text:span text:style-name="T102">the form and function of </text:span><text:span text:style-name="T109">legal language</text:span><text:span text:style-name="T102">. Selected topics in </text:span><text:span text:style-name="T123">US and Mexican </text:span><text:span text:style-name="T109">civil law and current international </text:span><text:span text:style-name="T122">law </text:span><text:span text:style-name="T102">will </text:span><text:span text:style-name="T104">be </text:span><text:span text:style-name="T102">introduced, and the analysis and evaluation of </text:span><text:span text:style-name="T109">legal documents, legal </text:span><text:span text:style-name="T99">texts, </text:span><text:span text:style-name="T109">and </text:span><text:span text:style-name="T102">o</text:span><text:span text:style-name="T97">pen-access journal articles and reviews will </text:span><text:span text:style-name="T102">provide the context for vocabulary building </text:span><text:span text:style-name="T105">and English language acquisition. <text:s/></text:span><text:span text:style-name="T106">Selected </text:span><text:span text:style-name="T107">English </text:span><text:span text:style-name="T106">g</text:span><text:span text:style-name="T100">rammatical structures </text:span><text:span text:style-name="T108">and writing styles </text:span><text:span text:style-name="T100">will be reviewed, </text:span><text:span text:style-name="T107">and translations between English and Spanish will be routine.</text:span></text:p>
      <text:p text:style-name="P57"/>
      <text:p text:style-name="P21"><text:span text:style-name="T19">The </text:span><text:span text:style-name="T20">professional </text:span><text:span text:style-name="T19">translational mapping tools </text:span><text:span text:style-name="T20">developed in this course will </text:span><text:span text:style-name="T21">be specific </text:span><text:span text:style-name="T20">to </text:span><text:span text:style-name="T19">Spanish and English translation</text:span><text:span text:style-name="T20">s</text:span><text:span text:style-name="T19">, although such tools </text:span><text:span text:style-name="T21">and methodologies </text:span><text:span text:style-name="T19">can readily be extended </text:span><text:span text:style-name="T90">to</text:span><text:span text:style-name="T20"> </text:span><text:span text:style-name="T91">the translation of</text:span><text:span text:style-name="T19"> other languages. <text:s/></text:span><text:span text:style-name="T92">Students will receive credit for any work completed through </text:span><text:span text:style-name="T93">the</text:span><text:span text:style-name="T92"> </text:span><text:span text:style-name="T95">Coursera </text:span><text:span text:style-name="T92">on-line learning platform.</text:span></text:p>
      <text:p text:style-name="P20"/>
      <text:p text:style-name="P17"><text:span text:style-name="T18">Major </text:span><text:span text:style-name="T21">elements of</text:span><text:span text:style-name="T18"> the course will include: <text:s/></text:span></text:p>
      <text:p text:style-name="P22"><text:span text:style-name="T43">I. <text:tab/></text:span><text:span text:style-name="T115">History, </text:span><text:span text:style-name="T57">Language and the Law</text:span></text:p>
      <text:p text:style-name="P23"><text:span text:style-name="T57">II. <text:tab/></text:span><text:span text:style-name="T58">Elements of Academic </text:span><text:span text:style-name="T60">Work</text:span></text:p>
      <text:p text:style-name="P22"><text:span text:style-name="T58">I</text:span><text:span text:style-name="T74">I</text:span><text:span text:style-name="T58">I.<text:tab/></text:span><text:span text:style-name="T57">Foundations of </text:span><text:span text:style-name="T59">Legal Research and </text:span><text:span text:style-name="T57">Legal Systems</text:span></text:p>
      <text:p text:style-name="P53"><text:span text:style-name="T57">I</text:span><text:span text:style-name="T56">V. <text:tab/></text:span><text:span text:style-name="T81">The </text:span><text:span text:style-name="T82">Suprema Corte de Justicia de la Nación (</text:span><text:span text:style-name="T81">SCJN</text:span><text:span text:style-name="T82">)</text:span></text:p>
      <text:p text:style-name="P54"><text:span text:style-name="T57">V</text:span><text:span text:style-name="T56">. <text:tab/></text:span><text:span text:style-name="T78">Analysis, Evaluation, and </text:span><text:span text:style-name="T79">Translation of </text:span><text:span text:style-name="T83">Selected </text:span><text:span text:style-name="T79">Legal Documents </text:span><text:span text:style-name="T80">in Civil Law</text:span></text:p>
      <text:p text:style-name="P55"><text:span text:style-name="T61">V</text:span><text:span text:style-name="T57">I</text:span><text:span text:style-name="T61">. <text:s/><text:tab/></text:span><text:span text:style-name="T80">Analysis, Evaluation, and Translation from the Literature of </text:span><text:span text:style-name="T78">International Law</text:span></text:p>
      <text:p text:style-name="P24"><text:span text:style-name="T58">V</text:span><text:span text:style-name="T57">I</text:span><text:span text:style-name="T62">I</text:span><text:span text:style-name="T58">. <text:tab/></text:span><text:span text:style-name="T75">Vocabulary </text:span><text:span text:style-name="T76">Building</text:span></text:p>
      <text:p text:style-name="P64"/>
      <text:p text:style-name="P64"/>
      <text:p text:style-name="P18"><text:span text:style-name="T45">Scope </text:span><text:span text:style-name="T46">and General Sequence</text:span></text:p>
      <text:p text:style-name="P11"><text:span text:style-name="T43">I. <text:s/></text:span><text:span text:style-name="T118">History, </text:span><text:span text:style-name="T57">Language and the Law</text:span></text:p>
      <text:p text:style-name="P27"><text:span text:style-name="T58">1. </text:span><text:span text:style-name="T71">History and the Role of Law</text:span></text:p>
      <text:p text:style-name="P27"><text:span text:style-name="T71">2. </text:span><text:span text:style-name="T64">S</text:span><text:span text:style-name="T65">tructure </text:span><text:span text:style-name="T66">and </text:span><text:span text:style-name="T64">F</text:span><text:span text:style-name="T67">unction</text:span><text:span text:style-name="T56">s</text:span><text:span text:style-name="T67"> </text:span><text:span text:style-name="T66">of </text:span><text:span text:style-name="T56">Legal </text:span><text:span text:style-name="T64">L</text:span><text:span text:style-name="T66">anguage</text:span></text:p>
      <text:p text:style-name="P28"><text:span text:style-name="T77">3</text:span><text:span text:style-name="T66">. </text:span><text:span text:style-name="T63">Discipline-Specific Jargon: </text:span><text:span text:style-name="T72">Good and Bad</text:span></text:p>
      <text:p text:style-name="P29"/>
      <text:p text:style-name="P59"><text:span text:style-name="T47">II</text:span>. <text:span text:style-name="T112">Elements of Academic </text:span><text:span text:style-name="T113">Work</text:span></text:p>
      <text:p text:style-name="P60"><text:tab/><text:span text:style-name="T48">1</text:span>. <text:s/>The Elements of Style in Professional Writing</text:p>
      <text:p text:style-name="P61"><text:span text:style-name="T48"><text:tab/>1.1 </text:span><text:span text:style-name="T116">Marron’s Modified </text:span><text:span text:style-name="T48">APA </text:span><text:span text:style-name="T49">S</text:span><text:span text:style-name="T48">tyl</text:span><text:span text:style-name="T49">e</text:span></text:p>
      <text:p text:style-name="P61"><text:tab/><text:span text:style-name="T48">1.2 <text:s/></text:span><text:span text:style-name="T50">Strunk and White’</text:span><text:span text:style-name="T51">s, </text:span><text:span text:style-name="T96">Elements of Style</text:span></text:p>
      <text:p text:style-name="P62"><text:tab/><text:span text:style-name="T49">2</text:span><text:span text:style-name="T117">. <text:s/>Review of Essential English Grammar</text:span></text:p>
      <text:p text:style-name="P63"><text:span text:style-name="T49">2</text:span>.1 <text:s/>Murphy’s, <text:span text:style-name="T94">English Grammar in Use</text:span></text:p>
      <text:p text:style-name="P38">3. Homework as a Deliverable</text:p>
      <text:p text:style-name="P29"><text:soft-page-break/></text:p>
      <text:p text:style-name="P12"><text:span text:style-name="T58">I</text:span><text:span text:style-name="T73">I</text:span><text:span text:style-name="T58">I. </text:span><text:span text:style-name="T57">Foundations of Legal Systems </text:span><text:span text:style-name="T73">and </text:span><text:span text:style-name="T68">Legal Research</text:span></text:p>
      <text:p text:style-name="P25"><text:span text:style-name="T73">1</text:span><text:span text:style-name="T57">. </text:span><text:span text:style-name="T74">History and Development </text:span><text:span text:style-name="T69">of Legal Systems</text:span></text:p>
      <text:p text:style-name="P26"><text:span text:style-name="T73">1</text:span><text:span text:style-name="T68">.1</text:span><text:span text:style-name="T69"> </text:span><text:span text:style-name="T74">The Legal System in </text:span><text:span text:style-name="T69">Mexico</text:span></text:p>
      <text:p text:style-name="P26"><text:span text:style-name="T73">1</text:span><text:span text:style-name="T69">.</text:span><text:span text:style-name="T68">2 </text:span><text:span text:style-name="T74">The Legal System </text:span><text:span text:style-name="T68">in the </text:span><text:span text:style-name="T69">US</text:span></text:p>
      <text:p text:style-name="P52"><text:span text:style-name="T73">2</text:span><text:span text:style-name="T57">. </text:span><text:span text:style-name="T56">Legal Research</text:span></text:p>
      <text:p text:style-name="P37">2.1 Legal Research as a Type of Academic Research</text:p>
      <text:p text:style-name="P33"><text:span text:style-name="T115">2</text:span>.<text:span text:style-name="T118">2</text:span> Online Resources</text:p>
      <text:p text:style-name="P33"><text:span text:style-name="T115">2</text:span><text:span text:style-name="T119">.</text:span><text:span text:style-name="T118">3</text:span><text:span text:style-name="T119"> <text:s/>Reference Texts</text:span></text:p>
      <text:p text:style-name="P65"/>
      <text:p text:style-name="P39"><text:span text:style-name="T119">I</text:span>V. <text:span text:style-name="T120">The </text:span><text:span text:style-name="T88">Suprema Corte de Justicia de la Nación (</text:span><text:span text:style-name="T120">SCJN</text:span><text:span text:style-name="T88">)</text:span></text:p>
      <text:p text:style-name="P34"><text:span text:style-name="T118">1.</text:span> History, Structure, and Function</text:p>
      <text:p text:style-name="P34"><text:span text:style-name="T118">2.</text:span> Jurisprudencia and Tesis Aisladas</text:p>
      <text:p text:style-name="P35"/>
      <text:p text:style-name="P19"><text:span text:style-name="T84">V</text:span><text:span text:style-name="T85">. </text:span><text:span text:style-name="T84"><text:s/></text:span><text:span text:style-name="T85">Analysis, Evaluation, and </text:span><text:span text:style-name="T84">Translation of </text:span><text:span text:style-name="T87">Selected </text:span><text:span text:style-name="T84">Legal Documents </text:span><text:span text:style-name="T86">in Civil Law</text:span></text:p>
      <text:p text:style-name="P30">1. Legal Proceeding and Precedent <text:span text:style-name="T14">Documents</text:span></text:p>
      <text:p text:style-name="P32">1.1 Proceedings</text:p>
      <text:p text:style-name="P32">1.2 Expert Testimony</text:p>
      <text:p text:style-name="P32">1.3 Notaries</text:p>
      <text:p text:style-name="P31">2. <text:span text:style-name="T54">Contracts</text:span></text:p>
      <text:p text:style-name="P36">2.1 History and Relevance</text:p>
      <text:p text:style-name="P36">2.2 Código Civil Federal, Artículos 1792 al 1859</text:p>
      <text:p text:style-name="P29"/>
      <text:p text:style-name="P11"><text:span text:style-name="T58">V</text:span><text:span text:style-name="T62">I</text:span><text:span text:style-name="T58">. <text:s/></text:span><text:span text:style-name="T70">Analysis, Evaluation, and Translation from the Literature of </text:span><text:span text:style-name="T57">International Law</text:span></text:p>
      <text:p text:style-name="P50">1. International Journal of Law in Context (Cambridge)</text:p>
      <text:p text:style-name="P51">2. Journal of Law and Society (Cornell)</text:p>
      <text:p text:style-name="P51">3. International Journal of Law</text:p>
      <text:p text:style-name="P19"/>
      <text:p text:style-name="P11"><text:span text:style-name="T52">VII</text:span><text:span text:style-name="T40">. </text:span><text:span text:style-name="T41">Vocabulary </text:span><text:span text:style-name="T42">Building</text:span></text:p>
      <text:p text:style-name="P40"/>
      <text:p text:style-name="P14">Expectations</text:p>
      <text:p text:style-name="P41">Students will be expected to:</text:p>
      <text:list xml:id="list2574053093" text:style-name="L1">
        <text:list-item>
          <text:p text:style-name="P67">Attend all classes <text:span text:style-name="T44">on time</text:span></text:p>
        </text:list-item>
        <text:list-item>
          <text:p text:style-name="P67">Be prepared to take notes and access materials on-line</text:p>
        </text:list-item>
        <text:list-item>
          <text:p text:style-name="P67">Participate in all class activities, including discussions and presentations</text:p>
        </text:list-item>
        <text:list-item>
          <text:p text:style-name="P68">Complete all assignments and exam<text:span text:style-name="T55">s</text:span></text:p>
        </text:list-item>
      </text:list>
      <text:p text:style-name="P42"/>
      <text:p text:style-name="P14">Exit Criteria</text:p>
      <text:p text:style-name="P43"><text:span text:style-name="T23">Upon the successful completion of the course the student will </text:span><text:span text:style-name="T24">be able to:</text:span></text:p>
      <text:list xml:id="list334480358" text:style-name="L2">
        <text:list-item>
          <text:p text:style-name="P69">Analyze and evaluate the role of <text:span text:style-name="T121">history and </text:span>language in <text:span text:style-name="T121">the development of </text:span>law</text:p>
        </text:list-item>
        <text:list-item>
          <text:p text:style-name="P70">Demonstrate a basic understanding of legal systems including those of Mexico and the US</text:p>
        </text:list-item>
        <text:list-item>
          <text:p text:style-name="P69">Demonstrate the ability to conduct basic legal research using online resources and professional texts</text:p>
        </text:list-item>
        <text:list-item>
          <text:p text:style-name="P70">Demonstrate a basic understanding of the history and function of the SCJN</text:p>
        </text:list-item>
        <text:list-item>
          <text:p text:style-name="P66"><text:span text:style-name="T29">Analyze, evaluate, </text:span><text:span text:style-name="T34">and translate</text:span><text:span text:style-name="T29"> </text:span><text:span text:style-name="T34">standard </text:span><text:span text:style-name="T35">l</text:span><text:span text:style-name="T36">egal </text:span><text:span text:style-name="T38">d</text:span><text:span text:style-name="T36">ocuments </text:span><text:span text:style-name="T38">found </text:span><text:span text:style-name="T37">in </text:span><text:span text:style-name="T38">c</text:span><text:span text:style-name="T37">ivil </text:span><text:span text:style-name="T38">l</text:span><text:span text:style-name="T37">aw</text:span></text:p>
        </text:list-item>
        <text:list-item>
          <text:p text:style-name="P66"><text:soft-page-break/><text:span text:style-name="T37">Analyze, evaluate, </text:span><text:span text:style-name="T38">and translate</text:span><text:span text:style-name="T37"> </text:span><text:span text:style-name="T38">selected journal articles in </text:span><text:span text:style-name="T39">contemporary </text:span><text:span text:style-name="T38">international law</text:span></text:p>
        </text:list-item>
        <text:list-item>
          <text:p text:style-name="P66"><text:span text:style-name="T30">Design, develop, and implement personal dictionaries for the translation of specialized terminology </text:span><text:span text:style-name="T31">in </text:span><text:span text:style-name="T32">l</text:span><text:span text:style-name="T33">egal documents</text:span></text:p>
        </text:list-item>
        <text:list-item>
          <text:p text:style-name="P71">Produce professional-quality deliverables</text:p>
        </text:list-item>
      </text:list>
      <text:p text:style-name="P56"/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<text:span text:style-name="T28">Interim </text:span>Evaluations <text:span text:style-name="T53">(Partials)</text:span>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15"/>
          </table:table-cell>
          <table:table-cell table:style-name="Table3.D1" office:value-type="string">
            <text:p text:style-name="P16">Final Grade</text:p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1" office:value-type="string">
            <text:p text:style-name="P45">Daily Work and Participation<text:tab/></text:p>
          </table:table-cell>
          <table:table-cell table:style-name="Table3.A1" office:value-type="string">
            <text:p text:style-name="P48">10%</text:p>
          </table:table-cell>
          <table:table-cell table:style-name="Table3.A1" office:value-type="string">
            <text:p text:style-name="P47"/>
          </table:table-cell>
          <table:table-cell table:style-name="Table3.D1" office:value-type="string">
            <text:p text:style-name="P45"><text:span text:style-name="T53">1P</text:span><text:tab/></text:p>
          </table:table-cell>
          <table:table-cell table:style-name="Table3.A1" office:value-type="string">
            <text:p text:style-name="P48"><text:span text:style-name="T53">25 </text:span>%</text:p>
          </table:table-cell>
        </table:table-row>
        <table:table-row>
          <table:table-cell table:style-name="Table3.A1" office:value-type="string">
            <text:p text:style-name="P48">Homework</text:p>
          </table:table-cell>
          <table:table-cell table:style-name="Table3.A1" office:value-type="string">
            <text:p text:style-name="P48">60 %</text:p>
          </table:table-cell>
          <table:table-cell table:style-name="Table3.A1" office:value-type="string">
            <text:p text:style-name="P47"/>
          </table:table-cell>
          <table:table-cell table:style-name="Table3.D1" office:value-type="string">
            <text:p text:style-name="P49">2P</text:p>
          </table:table-cell>
          <table:table-cell table:style-name="Table3.A1" office:value-type="string">
            <text:p text:style-name="P48"><text:span text:style-name="T53">25</text:span> %</text:p>
          </table:table-cell>
        </table:table-row>
        <table:table-row>
          <table:table-cell table:style-name="Table3.A1" office:value-type="string">
            <text:p text:style-name="P48">Interim Exam</text:p>
          </table:table-cell>
          <table:table-cell table:style-name="Table3.A1" office:value-type="string">
            <text:p text:style-name="P48">30%</text:p>
          </table:table-cell>
          <table:table-cell table:style-name="Table3.A1" office:value-type="string">
            <text:p text:style-name="P47"/>
          </table:table-cell>
          <table:table-cell table:style-name="Table3.D1" office:value-type="string">
            <text:p text:style-name="P49">3P</text:p>
          </table:table-cell>
          <table:table-cell table:style-name="Table3.A1" office:value-type="string">
            <text:p text:style-name="P48"><text:span text:style-name="T53">25 </text:span>%</text:p>
          </table:table-cell>
        </table:table-row>
        <table:table-row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7"/>
          </table:table-cell>
          <table:table-cell table:style-name="Table3.D1" office:value-type="string">
            <text:p text:style-name="P48">Final Exam</text:p>
          </table:table-cell>
          <table:table-cell table:style-name="Table3.A1" office:value-type="string">
            <text:p text:style-name="P48"><text:span text:style-name="T53">25</text:span> %</text:p>
          </table:table-cell>
        </table:table-row>
      </table:table>
      <text:p text:style-name="P44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8431bb" style:font-weight-asian="bold" style:font-weight-complex="bold"/>
    </style:style>
    <style:style style:name="MT3" style:family="text">
      <style:text-properties fo:font-weight="bold" officeooo:rsid="00ac067e" style:font-weight-asian="bold" style:font-weight-complex="bold"/>
    </style:style>
    <style:style style:name="MT4" style:family="text">
      <style:text-properties fo:font-weight="normal" officeooo:rsid="00ac067e" style:font-weight-asian="normal" style:font-weight-complex="normal"/>
    </style:style>
    <style:style style:name="MT5" style:family="text">
      <style:text-properties fo:font-weight="normal" officeooo:rsid="00c742f7" style:font-weight-asian="normal" style:font-weight-complex="normal"/>
    </style:style>
    <style:style style:name="MT6" style:family="text">
      <style:text-properties officeooo:rsid="00c742f7"/>
    </style:style>
    <style:style style:name="MT7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1">073</text:span><text:span text:style-name="MT3">2</text:span><text:span text:style-name="MT4"> </text:span><text:span text:style-name="MT5"><text:s/>(Marron)</text:span></text:p>
        <text:p text:style-name="MP2">UTECA 2<text:span text:style-name="MT6">6-1</text:span></text:p>
        <text:p text:style-name="MP2">Page <text:page-number text:select-page="current">3</text:page-number><text:s/>of <text:span text:style-name="MT7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9T20:17:32.880327355</dc:date>
    <meta:editing-duration>PT12H19M44S</meta:editing-duration>
    <meta:editing-cycles>136</meta:editing-cycles>
    <meta:generator>LibreOffice/7.3.7.2$Linux_X86_64 LibreOffice_project/30$Build-2</meta:generator>
    <meta:document-statistic meta:table-count="2" meta:image-count="1" meta:object-count="0" meta:page-count="3" meta:paragraph-count="90" meta:word-count="654" meta:character-count="4188" meta:non-whitespace-character-count="3609"/>
  </office:meta>
</office:document-meta>
</file>